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081bbd" officeooo:paragraph-rsid="00081bbd" style:font-size-asian="12.25pt" style:font-size-complex="14pt"/>
    </style:style>
    <style:style style:name="P2" style:family="paragraph" style:parent-style-name="Standard">
      <style:text-properties fo:font-size="12pt" fo:font-weight="bold" officeooo:rsid="00081bbd" officeooo:paragraph-rsid="00081bb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81bbd" officeooo:paragraph-rsid="00081bbd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fo:font-size="12pt" fo:font-weight="normal" officeooo:rsid="00081bbd" officeooo:paragraph-rsid="00081bbd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officeooo:paragraph-rsid="00081b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n:</text:p>
      <text:p text:style-name="P3">#include&lt;iostream&gt;</text:p>
      <text:p text:style-name="P3">#include "gamestate.h"</text:p>
      <text:p text:style-name="P3">#include "travelstate.h"</text:p>
      <text:p text:style-name="P3"/>
      <text:p text:style-name="P3">/*</text:p>
      <text:p text:style-name="P3"><text:s/>* Main function contains the main game loop.</text:p>
      <text:p text:style-name="P3"><text:s/>* Until the user exits or the program forces an</text:p>
      <text:p text:style-name="P3"><text:s/>* exit, we:</text:p>
      <text:p text:style-name="P3"><text:s/>*</text:p>
      <text:p text:style-name="P3"><text:s/>* 1. Get the list of current options from the </text:p>
      <text:p text:style-name="P3"><text:s/>* <text:s text:c="3"/>current GameState object</text:p>
      <text:p text:style-name="P3"><text:s/>* 2. Get the user input</text:p>
      <text:p text:style-name="P3"><text:s/>* 3. Pass that input to the current state to be</text:p>
      <text:p text:style-name="P3"><text:s/>* <text:s text:c="3"/>handled. A GameState pointer (possibly of</text:p>
      <text:p text:style-name="P3"><text:s/>* <text:s text:c="3"/>an entirely new object) is returned.</text:p>
      <text:p text:style-name="P3"><text:s/>*</text:p>
      <text:p text:style-name="P3"><text:s/>* Current bug: due to the reassignment of the</text:p>
      <text:p text:style-name="P3"><text:s/>* currentState variable, the old currentState</text:p>
      <text:p text:style-name="P3"><text:s/>* will be leaked! Need to fix this so after</text:p>
      <text:p text:style-name="P3"><text:s/>* playing for a long time, the program doesn't</text:p>
      <text:p text:style-name="P3"><text:s/>* run out of memory!</text:p>
      <text:p text:style-name="P3"><text:s/>*/</text:p>
      <text:p text:style-name="P3"/>
      <text:p text:style-name="P3">int main(){</text:p>
      <text:p text:style-name="P3"><text:s text:c="2"/>std::string input;</text:p>
      <text:p text:style-name="P3"/>
      <text:p text:style-name="P3"><text:s text:c="2"/>// GameState is an abstract base class,</text:p>
      <text:p text:style-name="P3"><text:s text:c="2"/>// so currentState will have to actually</text:p>
      <text:p text:style-name="P3"><text:s text:c="2"/>// point to one of its subclasses</text:p>
      <text:p text:style-name="P3"><text:s text:c="2"/>GameState* currentState;</text:p>
      <text:p text:style-name="P3"><text:s text:c="2"/>GameState* oldState;</text:p>
      <text:p text:style-name="P3"><text:s text:c="2"/>Player user;</text:p>
      <text:p text:style-name="P3"><text:s text:c="2"/>// Start the user off in a travel state, headed north</text:p>
      <text:p text:style-name="P3"><text:s text:c="2"/>currentState = new TravelState("North", user);</text:p>
      <text:p text:style-name="P3"/>
      <text:p text:style-name="P3"><text:s text:c="2"/>while(true){</text:p>
      <text:p text:style-name="P3"><text:s text:c="4"/>// 1. Get options from the state</text:p>
      <text:p text:style-name="P3"><text:s text:c="4"/>currentState-&gt;printOptions();</text:p>
      <text:p text:style-name="P3"/>
      <text:p text:style-name="P3"><text:s text:c="4"/>// 2. Get user input</text:p>
      <text:p text:style-name="P3"><text:s text:c="4"/>std::getline(std::cin, input);</text:p>
      <text:p text:style-name="P3"/>
      <text:p text:style-name="P3"><text:tab/>oldState = currentState;</text:p>
      <text:p text:style-name="P3"><text:soft-page-break/><text:s text:c="4"/>// 3. Pass input to the state as well as the user, and get the new state</text:p>
      <text:p text:style-name="P3"><text:s text:c="4"/>currentState = currentState-&gt;handleInput(input);</text:p>
      <text:p text:style-name="P3"><text:s text:c="4"/><text:tab/>if (oldState != currentState) </text:p>
      <text:p text:style-name="P3"><text:tab/><text:tab/>delete oldState;</text:p>
      <text:p text:style-name="P3"><text:s text:c="2"/>}</text:p>
      <text:p text:style-name="P3"><text:s text:c="2"/>return 0;</text:p>
      <text:p text:style-name="P3">}</text:p>
      <text:p text:style-name="P2">Sample Output:</text:p>
      <text:p text:style-name="P3">You are walking North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fighting an enemy from the North</text:p>
      <text:p text:style-name="P3">Enemy: </text:p>
      <text:p text:style-name="P3">Type: Monster</text:p>
      <text:p text:style-name="P3">Health: 10</text:p>
      <text:p text:style-name="P3">Attack: 1</text:p>
      <text:p text:style-name="P3">You: </text:p>
      <text:p text:style-name="P3">Your Health: 10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North</text:p>
      <text:p text:style-name="P3">Enemy: </text:p>
      <text:p text:style-name="P3">Type: Monster</text:p>
      <text:p text:style-name="P3">Health: 8</text:p>
      <text:p text:style-name="P3">Attack: 1</text:p>
      <text:p text:style-name="P3">You: </text:p>
      <text:p text:style-name="P3">Your Health: 9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<text:soft-page-break/>You attacked the enemy...</text:p>
      <text:p text:style-name="P3">Counter attack!</text:p>
      <text:p text:style-name="P3">You are fighting an enemy from the North</text:p>
      <text:p text:style-name="P3">Enemy: </text:p>
      <text:p text:style-name="P3">Type: Monster</text:p>
      <text:p text:style-name="P3">Health: 6</text:p>
      <text:p text:style-name="P3">Attack: 1</text:p>
      <text:p text:style-name="P3">You: </text:p>
      <text:p text:style-name="P3">Your Health: 8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North</text:p>
      <text:p text:style-name="P3">Enemy: </text:p>
      <text:p text:style-name="P3">Type: Monster</text:p>
      <text:p text:style-name="P3">Health: 4</text:p>
      <text:p text:style-name="P3">Attack: 1</text:p>
      <text:p text:style-name="P3">You: </text:p>
      <text:p text:style-name="P3">Your Health: 7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North</text:p>
      <text:p text:style-name="P3">Enemy: </text:p>
      <text:p text:style-name="P3">Type: Monster</text:p>
      <text:p text:style-name="P3">Health: 2</text:p>
      <text:p text:style-name="P3">Attack: 1</text:p>
      <text:p text:style-name="P3">You: </text:p>
      <text:p text:style-name="P3">Your Health: 6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<text:soft-page-break/>Nice Job! You got that SOB :)</text:p>
      <text:p text:style-name="P3">You are walking North</text:p>
      <text:p text:style-name="P3">Current loadout: </text:p>
      <text:p text:style-name="P3">Your Health: 6</text:p>
      <text:p text:style-name="P3">Type: Human</text:p>
      <text:p text:style-name="P3">Your damage: 2</text:p>
      <text:p text:style-name="P3">You see a fork in the road, headed East</text:p>
      <text:p text:style-name="P3">1. Keep walking.</text:p>
      <text:p text:style-name="P3">2. Sit and rest.</text:p>
      <text:p text:style-name="P3">3. Take the East fork.</text:p>
      <text:p text:style-name="P3">2</text:p>
      <text:p text:style-name="P3">You are sitting, looking North</text:p>
      <text:p text:style-name="P3">Current Info: </text:p>
      <text:p text:style-name="P3">Your Health: 6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start to feel better! (Health Regen++)</text:p>
      <text:p text:style-name="P3">You are sitting, looking North</text:p>
      <text:p text:style-name="P3">Current Info: </text:p>
      <text:p text:style-name="P3">Your Health: 7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start to feel better! (Health Regen++)</text:p>
      <text:p text:style-name="P3">You are sitting, looking North</text:p>
      <text:p text:style-name="P3">Current Info: </text:p>
      <text:p text:style-name="P3">Your Health: 8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start to feel better! (Health Regen++)</text:p>
      <text:p text:style-name="P3">You are sitting, looking North</text:p>
      <text:p text:style-name="P3">Current Info: </text:p>
      <text:p text:style-name="P3"><text:soft-page-break/>Your Health: 9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start to feel better! (Health Regen++)</text:p>
      <text:p text:style-name="P3">You are sitting, looking North</text:p>
      <text:p text:style-name="P3">Current Info: </text:p>
      <text:p text:style-name="P3">Your Health: 10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feel about as good as you possible can. </text:p>
      <text:p text:style-name="P3">You are sitting, looking North</text:p>
      <text:p text:style-name="P3">Current Info: </text:p>
      <text:p text:style-name="P3">Your Health: 10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2</text:p>
      <text:p text:style-name="P3"/>
      <text:p text:style-name="P3">You get your butt up and get moving again...</text:p>
      <text:p text:style-name="P3"/>
      <text:p text:style-name="P3">You are walking North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North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<text:soft-page-break/>You see a fork in the road, headed West</text:p>
      <text:p text:style-name="P3">1. Keep walking.</text:p>
      <text:p text:style-name="P3">2. Sit and rest.</text:p>
      <text:p text:style-name="P3">3. Take the West fork.</text:p>
      <text:p text:style-name="P3">3</text:p>
      <text:p text:style-name="P3"/>
      <text:p text:style-name="P3">You take the fork...</text:p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fighting an enemy from the West</text:p>
      <text:p text:style-name="P3">Enemy: </text:p>
      <text:p text:style-name="P3">Type: Monster</text:p>
      <text:p text:style-name="P3">Health: 2</text:p>
      <text:p text:style-name="P3">Attack: 1</text:p>
      <text:p text:style-name="P3">You: </text:p>
      <text:p text:style-name="P3">Your Health: 10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Nice Job! You got that SOB :)</text:p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You see a fork in the road, headed North</text:p>
      <text:p text:style-name="P3">1. Keep walking.</text:p>
      <text:p text:style-name="P3">2. Sit and rest.</text:p>
      <text:p text:style-name="P3">3. Take the North fork.</text:p>
      <text:p text:style-name="P3">2</text:p>
      <text:p text:style-name="P3">You are sitting, looking West</text:p>
      <text:p text:style-name="P3">Current Info: </text:p>
      <text:p text:style-name="P3">Your Health: 10</text:p>
      <text:p text:style-name="P3">Type: Human</text:p>
      <text:p text:style-name="P3"><text:soft-page-break/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feel about as good as you possible can. </text:p>
      <text:p text:style-name="P3">You are sitting, looking West</text:p>
      <text:p text:style-name="P3">Current Info: </text:p>
      <text:p text:style-name="P3">Your Health: 10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1</text:p>
      <text:p text:style-name="P3"/>
      <text:p text:style-name="P3">You continue sitting...</text:p>
      <text:p text:style-name="P3">You feel about as good as you possible can. </text:p>
      <text:p text:style-name="P3">You are sitting, looking West</text:p>
      <text:p text:style-name="P3">Current Info: </text:p>
      <text:p text:style-name="P3">Your Health: 10</text:p>
      <text:p text:style-name="P3">Type: Human</text:p>
      <text:p text:style-name="P3">Your damage: 2</text:p>
      <text:p text:style-name="P3">1. Keep Sitting like a bum</text:p>
      <text:p text:style-name="P3">2. Get on up</text:p>
      <text:p text:style-name="P3">2</text:p>
      <text:p text:style-name="P3"/>
      <text:p text:style-name="P3">You get your butt up and get moving again...</text:p>
      <text:p text:style-name="P3"/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<text:soft-page-break/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You see a fork in the road, headed East</text:p>
      <text:p text:style-name="P3">1. Keep walking.</text:p>
      <text:p text:style-name="P3">2. Sit and rest.</text:p>
      <text:p text:style-name="P3">3. Take the East fork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10</text:p>
      <text:p text:style-name="P3">Type: Human</text:p>
      <text:p text:style-name="P3">Your damage: 2</text:p>
      <text:p text:style-name="P3">You see a fork in the road, headed North</text:p>
      <text:p text:style-name="P3">1. Keep walking.</text:p>
      <text:p text:style-name="P3">2. Sit and rest.</text:p>
      <text:p text:style-name="P3">3. Take the North fork.</text:p>
      <text:p text:style-name="P3">1</text:p>
      <text:p text:style-name="P3"/>
      <text:p text:style-name="P3">You continue walking...</text:p>
      <text:p text:style-name="P3">You are fighting an enemy from the West</text:p>
      <text:p text:style-name="P3">Enemy: </text:p>
      <text:p text:style-name="P3">Type: Monster</text:p>
      <text:p text:style-name="P3">Health: 8</text:p>
      <text:p text:style-name="P3">Attack: 1</text:p>
      <text:p text:style-name="P3">You: </text:p>
      <text:p text:style-name="P3">Your Health: 10</text:p>
      <text:p text:style-name="P3">Type: Human</text:p>
      <text:p text:style-name="P3">Your damage: 2</text:p>
      <text:p text:style-name="P3"><text:soft-page-break/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West</text:p>
      <text:p text:style-name="P3">Enemy: </text:p>
      <text:p text:style-name="P3">Type: Monster</text:p>
      <text:p text:style-name="P3">Health: 6</text:p>
      <text:p text:style-name="P3">Attack: 1</text:p>
      <text:p text:style-name="P3">You: </text:p>
      <text:p text:style-name="P3">Your Health: 9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West</text:p>
      <text:p text:style-name="P3">Enemy: </text:p>
      <text:p text:style-name="P3">Type: Monster</text:p>
      <text:p text:style-name="P3">Health: 4</text:p>
      <text:p text:style-name="P3">Attack: 1</text:p>
      <text:p text:style-name="P3">You: </text:p>
      <text:p text:style-name="P3">Your Health: 8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West</text:p>
      <text:p text:style-name="P3">Enemy: </text:p>
      <text:p text:style-name="P3">Type: Monster</text:p>
      <text:p text:style-name="P3">Health: 2</text:p>
      <text:p text:style-name="P3">Attack: 1</text:p>
      <text:p text:style-name="P3">You: </text:p>
      <text:p text:style-name="P3">Your Health: 7</text:p>
      <text:p text:style-name="P3">Type: Human</text:p>
      <text:p text:style-name="P3">Your damage: 2</text:p>
      <text:p text:style-name="P3">1. Attack that mofo</text:p>
      <text:p text:style-name="P3"><text:soft-page-break/>2. Run away panzy</text:p>
      <text:p text:style-name="P3">1</text:p>
      <text:p text:style-name="P3"/>
      <text:p text:style-name="P3">You attacked the enemy...</text:p>
      <text:p text:style-name="P3">Nice Job! You got that SOB :)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You see a fork in the road, headed North</text:p>
      <text:p text:style-name="P3">1. Keep walking.</text:p>
      <text:p text:style-name="P3">2. Sit and rest.</text:p>
      <text:p text:style-name="P3">3. Take the North fork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fighting an enemy from the West</text:p>
      <text:p text:style-name="P3">Enemy: </text:p>
      <text:p text:style-name="P3">Type: Monster</text:p>
      <text:p text:style-name="P3">Health: 2</text:p>
      <text:p text:style-name="P3">Attack: 2</text:p>
      <text:p text:style-name="P3">You: </text:p>
      <text:p text:style-name="P3">Your Health: 7</text:p>
      <text:p text:style-name="P3">Type: Human</text:p>
      <text:p text:style-name="P3">Your damage: 2</text:p>
      <text:p text:style-name="P3"><text:soft-page-break/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Nice Job! You got that SOB :)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<text:soft-page-break/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7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fighting an enemy from the West</text:p>
      <text:p text:style-name="P3">Enemy: </text:p>
      <text:p text:style-name="P3">Type: Monster</text:p>
      <text:p text:style-name="P3">Health: 4</text:p>
      <text:p text:style-name="P3">Attack: 2</text:p>
      <text:p text:style-name="P3">You: </text:p>
      <text:p text:style-name="P3">Your Health: 7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West</text:p>
      <text:p text:style-name="P3">Enemy: </text:p>
      <text:p text:style-name="P3">Type: Monster</text:p>
      <text:p text:style-name="P3">Health: 2</text:p>
      <text:p text:style-name="P3">Attack: 2</text:p>
      <text:p text:style-name="P3">You: </text:p>
      <text:p text:style-name="P3">Your Health: 5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<text:soft-page-break/>1</text:p>
      <text:p text:style-name="P3"/>
      <text:p text:style-name="P3">You attacked the enemy...</text:p>
      <text:p text:style-name="P3">Nice Job! You got that SOB :)</text:p>
      <text:p text:style-name="P3">You are walking West</text:p>
      <text:p text:style-name="P3">Current loadout: </text:p>
      <text:p text:style-name="P3">Your Health: 5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5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5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walking West</text:p>
      <text:p text:style-name="P3">Current loadout: </text:p>
      <text:p text:style-name="P3">Your Health: 5</text:p>
      <text:p text:style-name="P3">Type: Human</text:p>
      <text:p text:style-name="P3">Your damage: 2</text:p>
      <text:p text:style-name="P3">You see a fork in the road, headed South</text:p>
      <text:p text:style-name="P3">1. Keep walking.</text:p>
      <text:p text:style-name="P3">2. Sit and rest.</text:p>
      <text:p text:style-name="P3">3. Take the South fork.</text:p>
      <text:p text:style-name="P3">1</text:p>
      <text:p text:style-name="P3"/>
      <text:p text:style-name="P3">You continue walking...</text:p>
      <text:p text:style-name="P3"><text:soft-page-break/>You are walking West</text:p>
      <text:p text:style-name="P3">Current loadout: </text:p>
      <text:p text:style-name="P3">Your Health: 5</text:p>
      <text:p text:style-name="P3">Type: Human</text:p>
      <text:p text:style-name="P3">Your damage: 2</text:p>
      <text:p text:style-name="P3">1. Keep walking.</text:p>
      <text:p text:style-name="P3">2. Sit and rest.</text:p>
      <text:p text:style-name="P3">1</text:p>
      <text:p text:style-name="P3"/>
      <text:p text:style-name="P3">You continue walking...</text:p>
      <text:p text:style-name="P3">You are fighting an enemy from the West</text:p>
      <text:p text:style-name="P3">Enemy: </text:p>
      <text:p text:style-name="P3">Type: Monster</text:p>
      <text:p text:style-name="P3">Health: 9</text:p>
      <text:p text:style-name="P3">Attack: 2</text:p>
      <text:p text:style-name="P3">You: </text:p>
      <text:p text:style-name="P3">Your Health: 5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West</text:p>
      <text:p text:style-name="P3">Enemy: </text:p>
      <text:p text:style-name="P3">Type: Monster</text:p>
      <text:p text:style-name="P3">Health: 7</text:p>
      <text:p text:style-name="P3">Attack: 2</text:p>
      <text:p text:style-name="P3">You: </text:p>
      <text:p text:style-name="P3">Your Health: 3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You are fighting an enemy from the West</text:p>
      <text:p text:style-name="P3">Enemy: </text:p>
      <text:p text:style-name="P3">Type: Monster</text:p>
      <text:p text:style-name="P3">Health: 5</text:p>
      <text:p text:style-name="P3">Attack: 2</text:p>
      <text:p text:style-name="P3">You: </text:p>
      <text:p text:style-name="P3"><text:soft-page-break/>Your Health: 1</text:p>
      <text:p text:style-name="P3">Type: Human</text:p>
      <text:p text:style-name="P3">Your damage: 2</text:p>
      <text:p text:style-name="P3">1. Attack that mofo</text:p>
      <text:p text:style-name="P3">2. Run away panzy</text:p>
      <text:p text:style-name="P3">1</text:p>
      <text:p text:style-name="P3"/>
      <text:p text:style-name="P3">You attacked the enemy...</text:p>
      <text:p text:style-name="P3">Counter attack!</text:p>
      <text:p text:style-name="P3">NOOOOO! Your long fought journey is over! :( </text:p>
      <text:p text:style-name="P2">gamestate.h:</text:p>
      <text:p text:style-name="P3">#ifndef GAMESTATE_H</text:p>
      <text:p text:style-name="P3">#define GAMESTATE_H</text:p>
      <text:p text:style-name="P3"/>
      <text:p text:style-name="P3">#include&lt;map&gt;</text:p>
      <text:p text:style-name="P3">#include &lt;iostream&gt;</text:p>
      <text:p text:style-name="P3">#include "player.h"</text:p>
      <text:p text:style-name="P3"/>
      <text:p text:style-name="P3">class GameState {</text:p>
      <text:p text:style-name="P3"><text:s text:c="2"/>protected:</text:p>
      <text:p text:style-name="P3"><text:s text:c="4"/>// Each subclass will be responsible for setting up a list</text:p>
      <text:p text:style-name="P3"><text:s text:c="4"/>// of things the user can do, along with the text prompt</text:p>
      <text:p text:style-name="P3"><text:s text:c="4"/>std::map&lt;int, std::string&gt; choices;</text:p>
      <text:p text:style-name="P3"/>
      <text:p text:style-name="P3"><text:s text:c="2"/>public:</text:p>
      <text:p text:style-name="P3"><text:s text:c="4"/>// prints all options available to the user in this state</text:p>
      <text:p text:style-name="P3"><text:s text:c="4"/>virtual void printOptions() = 0;</text:p>
      <text:p text:style-name="P3"/>
      <text:p text:style-name="P3"><text:s text:c="4"/>// will take the input and handle it appropriately</text:p>
      <text:p text:style-name="P3"><text:s text:c="4"/>virtual GameState* handleInput(std::string) = 0;</text:p>
      <text:p text:style-name="P3"/>
      <text:p text:style-name="P3"><text:tab/>virtual ~GameState() {</text:p>
      <text:p text:style-name="P3"/>
      <text:p text:style-name="P3"><text:tab/>};</text:p>
      <text:p text:style-name="P3">};</text:p>
      <text:p text:style-name="P3"/>
      <text:p text:style-name="P3">#endif</text:p>
      <text:p text:style-name="P2">travelstate.h:</text:p>
      <text:p text:style-name="P3">#ifndef TRAVELSTATE_H</text:p>
      <text:p text:style-name="P3">#define TRAVELSTATE_H</text:p>
      <text:p text:style-name="P3"/>
      <text:p text:style-name="P3">#include "gamestate.h"</text:p>
      <text:p text:style-name="P3">#include &lt;stdlib.h&gt;</text:p>
      <text:p text:style-name="P3">#include &lt;time.h&gt;</text:p>
      <text:p text:style-name="P3">#include &lt;list&gt;</text:p>
      <text:p text:style-name="P3">#include "idlestate.h"</text:p>
      <text:p text:style-name="P3"><text:soft-page-break/>#include "combatstate.h"</text:p>
      <text:p text:style-name="P3">#include "player.h"</text:p>
      <text:p text:style-name="P3">#include "monster.h"</text:p>
      <text:p text:style-name="P3"/>
      <text:p text:style-name="P3">class TravelState : public GameState {</text:p>
      <text:p text:style-name="P3"><text:s text:c="2"/>private:</text:p>
      <text:p text:style-name="P3"><text:s text:c="4"/>// Current direction of travel</text:p>
      <text:p text:style-name="P3"><text:s text:c="4"/>std::string direction;</text:p>
      <text:p text:style-name="P3"/>
      <text:p text:style-name="P3"><text:s text:c="4"/>// Current player object</text:p>
      <text:p text:style-name="P3"><text:s text:c="4"/>Player p;</text:p>
      <text:p text:style-name="P3"/>
      <text:p text:style-name="P3"><text:s text:c="4"/>// Denotes if there is a fork</text:p>
      <text:p text:style-name="P3"><text:s text:c="4"/>bool hasCrossroad;</text:p>
      <text:p text:style-name="P3"/>
      <text:p text:style-name="P3"><text:s text:c="4"/>// The direction of the crossroad</text:p>
      <text:p text:style-name="P3"><text:s text:c="4"/>std::string newDirection;</text:p>
      <text:p text:style-name="P3"/>
      <text:p text:style-name="P3"><text:s text:c="4"/>// Choice constants</text:p>
      <text:p text:style-name="P3"><text:s text:c="4"/>enum Choices{</text:p>
      <text:p text:style-name="P3"><text:s text:c="6"/>CONTINUE_OPTION = 1,</text:p>
      <text:p text:style-name="P3"><text:s text:c="6"/>SIT_OPTION <text:s text:c="5"/>= 2,</text:p>
      <text:p text:style-name="P3"><text:s text:c="6"/>FORK_OPTION <text:s text:c="4"/>= 3</text:p>
      <text:p text:style-name="P3"><text:s text:c="4"/>};</text:p>
      <text:p text:style-name="P3"/>
      <text:p text:style-name="P3"><text:s text:c="2"/>public:</text:p>
      <text:p text:style-name="P3"><text:s text:c="4"/>TravelState(std::string dir, Player play){</text:p>
      <text:p text:style-name="P3"><text:s text:c="6"/>direction = dir;</text:p>
      <text:p text:style-name="P3"/>
      <text:p text:style-name="P3"><text:s text:c="6"/>// Randomly add a fork in the road</text:p>
      <text:p text:style-name="P3"><text:s text:c="6"/>srand(time(0));</text:p>
      <text:p text:style-name="P3"><text:s text:c="6"/>if ( rand()%10 + 1 &gt; 7 ){ // 30% chance of a turn</text:p>
      <text:p text:style-name="P3"><text:s text:c="8"/>hasCrossroad = true;</text:p>
      <text:p text:style-name="P3"><text:s text:c="8"/>std::list&lt;std::string&gt; dirs;</text:p>
      <text:p text:style-name="P3"><text:s text:c="8"/>dirs.push_front("North");</text:p>
      <text:p text:style-name="P3"><text:s text:c="8"/>dirs.push_front("South");</text:p>
      <text:p text:style-name="P3"><text:s text:c="8"/>dirs.push_front("East");</text:p>
      <text:p text:style-name="P3"><text:s text:c="8"/>dirs.push_front("West");</text:p>
      <text:p text:style-name="P3"/>
      <text:p text:style-name="P3"><text:s text:c="8"/>// Remove the direction we're going</text:p>
      <text:p text:style-name="P3"><text:s text:c="8"/>dirs.remove(direction);</text:p>
      <text:p text:style-name="P3"/>
      <text:p text:style-name="P3"><text:s text:c="8"/>// Selects a random direction that we're not already traveling</text:p>
      <text:p text:style-name="P3"><text:s text:c="8"/>newDirection = *std::next(dirs.begin(), rand()%dirs.size());</text:p>
      <text:p text:style-name="P3"><text:s text:c="6"/>} else {</text:p>
      <text:p text:style-name="P3"><text:s text:c="8"/>hasCrossroad = false;</text:p>
      <text:p text:style-name="P3"><text:soft-page-break/><text:s text:c="6"/>}</text:p>
      <text:p text:style-name="P3"><text:s text:c="6"/></text:p>
      <text:p text:style-name="P3"><text:s text:c="6"/>// Set up the choice text for the user</text:p>
      <text:p text:style-name="P3"><text:s text:c="6"/>choices[CONTINUE_OPTION] = "Keep walking.";</text:p>
      <text:p text:style-name="P3"><text:s text:c="6"/>choices[SIT_OPTION] = "Sit and rest.";</text:p>
      <text:p text:style-name="P3"><text:s text:c="6"/>p = play;</text:p>
      <text:p text:style-name="P3"><text:s text:c="6"/>if (hasCrossroad){</text:p>
      <text:p text:style-name="P3"><text:s text:c="8"/>choices[FORK_OPTION] = "Take the " + newDirection + " fork.";</text:p>
      <text:p text:style-name="P3"><text:s text:c="6"/>}</text:p>
      <text:p text:style-name="P3"><text:s text:c="4"/>}</text:p>
      <text:p text:style-name="P3"/>
      <text:p text:style-name="P3"><text:s text:c="4"/>void printOptions() override;</text:p>
      <text:p text:style-name="P3"/>
      <text:p text:style-name="P3"><text:s text:c="4"/>GameState* handleInput(std::string) override;</text:p>
      <text:p text:style-name="P3"/>
      <text:p text:style-name="P3">};</text:p>
      <text:p text:style-name="P3"/>
      <text:p text:style-name="P3">#endif</text:p>
      <text:p text:style-name="P2">travelstate.cpp:</text:p>
      <text:p text:style-name="P3">#include "travelstate.h"</text:p>
      <text:p text:style-name="P3"/>
      <text:p text:style-name="P3">void TravelState::printOptions() {</text:p>
      <text:p text:style-name="P3"><text:s text:c="2"/>std::cout &lt;&lt; "You are walking " &lt;&lt; direction &lt;&lt; std::endl;</text:p>
      <text:p text:style-name="P3"><text:s text:c="2"/>std::cout &lt;&lt; "Current loadout: " &lt;&lt; std::endl;</text:p>
      <text:p text:style-name="P3"><text:s text:c="2"/>p.printInfo();</text:p>
      <text:p text:style-name="P3"><text:s text:c="2"/>if (hasCrossroad){</text:p>
      <text:p text:style-name="P3"><text:s text:c="4"/>std::cout &lt;&lt; "You see a fork in the road, headed " &lt;&lt; newDirection &lt;&lt; std::endl;</text:p>
      <text:p text:style-name="P3"><text:s text:c="2"/>}</text:p>
      <text:p text:style-name="P3"/>
      <text:p text:style-name="P3"><text:s text:c="2"/>/* Classic way</text:p>
      <text:p text:style-name="P3"><text:s text:c="2"/>for(int i = 1; i&lt;choices.size() + 1; i++){</text:p>
      <text:p text:style-name="P3"><text:s text:c="4"/>std::cout &lt;&lt; i &lt;&lt; ". " &lt;&lt; choices[i] &lt;&lt; std::endl;</text:p>
      <text:p text:style-name="P3"><text:s text:c="2"/>}</text:p>
      <text:p text:style-name="P3"><text:s text:c="2"/>*/</text:p>
      <text:p text:style-name="P3"/>
      <text:p text:style-name="P3"><text:s text:c="2"/>/* More modern way to iterate a std::map */</text:p>
      <text:p text:style-name="P3"><text:s text:c="2"/>for(auto i = choices.begin(); i != choices.end(); i++){</text:p>
      <text:p text:style-name="P3"><text:s text:c="4"/>/*</text:p>
      <text:p text:style-name="P3"><text:s text:c="5"/>* i holds an iterator, which is a pointer to a std::pair&lt;int, string&gt;</text:p>
      <text:p text:style-name="P3"><text:s text:c="5"/>* i-&gt;first is the int</text:p>
      <text:p text:style-name="P3"><text:s text:c="5"/>* i-&gt;second is the string</text:p>
      <text:p text:style-name="P3"><text:s text:c="5"/>*/</text:p>
      <text:p text:style-name="P3"><text:s text:c="4"/>std::cout &lt;&lt; i-&gt;first &lt;&lt; ". " &lt;&lt; i-&gt;second &lt;&lt; std::endl;</text:p>
      <text:p text:style-name="P3"><text:s text:c="2"/>}</text:p>
      <text:p text:style-name="P3">};</text:p>
      <text:p text:style-name="P3"/>
      <text:p text:style-name="P3"><text:soft-page-break/>GameState* TravelState::handleInput(std::string in) {</text:p>
      <text:p text:style-name="P3"><text:s text:c="2"/>// cast the string to an int to be interpreted as a choice</text:p>
      <text:p text:style-name="P3"><text:s text:c="2"/>int choice = std::stoi(in);</text:p>
      <text:p text:style-name="P3"/>
      <text:p text:style-name="P3"><text:s text:c="2"/>// Temp variable to hold the new game state</text:p>
      <text:p text:style-name="P3"><text:s text:c="2"/>GameState* rtn = nullptr;</text:p>
      <text:p text:style-name="P3"/>
      <text:p text:style-name="P3"><text:s text:c="2"/>switch (choice){</text:p>
      <text:p text:style-name="P3"><text:s text:c="4"/>case CONTINUE_OPTION:</text:p>
      <text:p text:style-name="P3"><text:s text:c="6"/>std::cout &lt;&lt; "\nYou continue walking...\n";</text:p>
      <text:p text:style-name="P3"><text:tab/>if (rand()%10 + 1 &gt; 6) { // 40% chance of an enemy appearing</text:p>
      <text:p text:style-name="P3"><text:tab/> <text:s text:c="2"/>Monster mon;</text:p>
      <text:p text:style-name="P3"><text:s text:c="11"/>rtn = new CombatState(direction, mon, p); </text:p>
      <text:p text:style-name="P3"><text:s text:c="8"/>} else {</text:p>
      <text:p text:style-name="P3"><text:s text:c="6"/><text:tab/> <text:s text:c="2"/>rtn = new TravelState(direction, p);</text:p>
      <text:p text:style-name="P3"><text:tab/>}</text:p>
      <text:p text:style-name="P3"><text:s text:c="6"/>break;</text:p>
      <text:p text:style-name="P3"><text:s text:c="4"/>case SIT_OPTION:</text:p>
      <text:p text:style-name="P3"><text:s text:c="6"/>// construct and return a new idlestate</text:p>
      <text:p text:style-name="P3"><text:s text:c="6"/>// currently this will cause a segfault if the user</text:p>
      <text:p text:style-name="P3"><text:s text:c="6"/>// tries to sit down!</text:p>
      <text:p text:style-name="P3"><text:s text:c="6"/>rtn = new IdleState(direction, p);</text:p>
      <text:p text:style-name="P3"><text:s text:c="6"/>break;</text:p>
      <text:p text:style-name="P3"><text:s text:c="4"/>case FORK_OPTION:</text:p>
      <text:p text:style-name="P3"><text:s text:c="6"/>std::cout &lt;&lt; "\nYou take the fork...\n";</text:p>
      <text:p text:style-name="P3"><text:s text:c="6"/>rtn = new TravelState(newDirection, p);</text:p>
      <text:p text:style-name="P3"><text:s text:c="6"/>break;</text:p>
      <text:p text:style-name="P3"><text:s text:c="4"/>default:</text:p>
      <text:p text:style-name="P3"><text:s text:c="6"/>std::cout &lt;&lt; "Invalid option.\n";</text:p>
      <text:p text:style-name="P3"><text:s text:c="6"/>rtn = this;</text:p>
      <text:p text:style-name="P3"><text:s text:c="6"/>break;</text:p>
      <text:p text:style-name="P3"><text:s text:c="2"/>};</text:p>
      <text:p text:style-name="P3"/>
      <text:p text:style-name="P3"><text:s text:c="2"/>return rtn;</text:p>
      <text:p text:style-name="P3">};</text:p>
      <text:p text:style-name="P2">idlestate.h:</text:p>
      <text:p text:style-name="P3">#ifndef IDLESTATE_H</text:p>
      <text:p text:style-name="P3">#define IDLESTATE_H</text:p>
      <text:p text:style-name="P3">#include &lt;iostream&gt;</text:p>
      <text:p text:style-name="P3">#include &lt;stdio.h&gt;</text:p>
      <text:p text:style-name="P3">#include &lt;stdlib.h&gt;</text:p>
      <text:p text:style-name="P3">#include "gamestate.h"</text:p>
      <text:p text:style-name="P3">#include "travelstate.h"</text:p>
      <text:p text:style-name="P3">#include "player.h"</text:p>
      <text:p text:style-name="P3"/>
      <text:p text:style-name="P3">/*</text:p>
      <text:p text:style-name="P3"><text:soft-page-break/><text:s/>* For lab:</text:p>
      <text:p text:style-name="P3"><text:s/>* - implement the two override functions of GameState, printOptions and handleInput</text:p>
      <text:p text:style-name="P3"><text:s/>* - implement constructor to remember the status of the previous travel state</text:p>
      <text:p text:style-name="P3"><text:s/>*/</text:p>
      <text:p text:style-name="P3"/>
      <text:p text:style-name="P3">class IdleState : public GameState {</text:p>
      <text:p text:style-name="P3"><text:s text:c="2"/>private:</text:p>
      <text:p text:style-name="P3"><text:tab/></text:p>
      <text:p text:style-name="P3"><text:s text:c="4"/>std::string currentDirection;</text:p>
      <text:p text:style-name="P3"/>
      <text:p text:style-name="P3"><text:s text:c="4"/>Player p;<text:tab/></text:p>
      <text:p text:style-name="P3"/>
      <text:p text:style-name="P3"><text:s text:c="4"/>enum Choices {</text:p>
      <text:p text:style-name="P3"><text:s text:c="6"/>CONTINUE_OPTION = 1,</text:p>
      <text:p text:style-name="P3"><text:s text:c="6"/>LEAVE_OPTION <text:s text:c="3"/>= 2</text:p>
      <text:p text:style-name="P3"><text:s text:c="4"/>};</text:p>
      <text:p text:style-name="P3"/>
      <text:p text:style-name="P3"><text:s/>public:</text:p>
      <text:p text:style-name="P3"><text:tab/>IdleState(std::string dir, Player play) {</text:p>
      <text:p text:style-name="P3"><text:tab/><text:tab/>currentDirection = dir;</text:p>
      <text:p text:style-name="P3"><text:tab/><text:tab/>p = play;</text:p>
      <text:p text:style-name="P3"><text:tab/><text:tab/>choices[CONTINUE_OPTION] = "Keep Sitting like a bum";</text:p>
      <text:p text:style-name="P3"><text:tab/><text:tab/>choices[LEAVE_OPTION] = "Get on up";</text:p>
      <text:p text:style-name="P3"><text:tab/>};</text:p>
      <text:p text:style-name="P3"/>
      <text:p text:style-name="P3"><text:tab/>void printOptions() override;</text:p>
      <text:p text:style-name="P3"><text:tab/></text:p>
      <text:p text:style-name="P3"><text:tab/>GameState* handleInput(std::string) override;<text:tab/></text:p>
      <text:p text:style-name="P3"/>
      <text:p text:style-name="P3">};</text:p>
      <text:p text:style-name="P3"/>
      <text:p text:style-name="P3">#endif</text:p>
      <text:p text:style-name="P2">idlestate.cpp:</text:p>
      <text:p text:style-name="P3">#include "idlestate.h"</text:p>
      <text:p text:style-name="P3"/>
      <text:p text:style-name="P3">void IdleState::printOptions() <text:s/>{</text:p>
      <text:p text:style-name="P3"><text:s text:c="8"/>std::cout &lt;&lt; "You are sitting, looking " &lt;&lt; currentDirection &lt;&lt; std::endl;</text:p>
      <text:p text:style-name="P3"><text:tab/>std::cout &lt;&lt; "Current Info: " &lt;&lt; std::endl;</text:p>
      <text:p text:style-name="P3"><text:tab/>p.printInfo();</text:p>
      <text:p text:style-name="P3"><text:s text:c="6"/><text:tab/>for (auto i = choices.begin(); i != choices.end(); i++) {</text:p>
      <text:p text:style-name="P3"><text:s text:c="16"/>std::cout &lt;&lt; i-&gt;first &lt;&lt; ". " &lt;&lt; i-&gt;second &lt;&lt; std::endl;</text:p>
      <text:p text:style-name="P3"><text:s text:c="5"/><text:tab/>}</text:p>
      <text:p text:style-name="P3">}</text:p>
      <text:p text:style-name="P3"/>
      <text:p text:style-name="P3">GameState* IdleState::handleInput(std::string in) {</text:p>
      <text:p text:style-name="P3"><text:tab/>int choice = std::stoi(in);</text:p>
      <text:p text:style-name="P3"><text:soft-page-break/><text:tab/></text:p>
      <text:p text:style-name="P3"><text:tab/>GameState* rtn = nullptr;</text:p>
      <text:p text:style-name="P3"/>
      <text:p text:style-name="P3"><text:tab/>switch (choice) {</text:p>
      <text:p text:style-name="P3"><text:tab/> case CONTINUE_OPTION:</text:p>
      <text:p text:style-name="P3"><text:tab/><text:tab/>std::cout &lt;&lt; "\nYou continue sitting...\n";</text:p>
      <text:p text:style-name="P3"><text:tab/><text:tab/>if (p.getHealth() &lt; 10) {</text:p>
      <text:p text:style-name="P3"><text:tab/><text:tab/>std::cout &lt;&lt; "You start to feel better! (Health Regen++)" &lt;&lt; std::endl;</text:p>
      <text:p text:style-name="P3"><text:tab/><text:tab/><text:tab/>p.heal();</text:p>
      <text:p text:style-name="P3"><text:tab/><text:tab/>} else {</text:p>
      <text:p text:style-name="P3"><text:tab/><text:tab/><text:tab/>std::cout &lt;&lt; "You feel about as good as you possible can. " &lt;&lt; std::endl;</text:p>
      <text:p text:style-name="P3"><text:tab/><text:tab/>}</text:p>
      <text:p text:style-name="P3"><text:tab/><text:tab/>rtn = new IdleState(currentDirection, p);</text:p>
      <text:p text:style-name="P3"><text:tab/><text:tab/>break;</text:p>
      <text:p text:style-name="P3"><text:tab/> case LEAVE_OPTION:</text:p>
      <text:p text:style-name="P3"><text:tab/><text:tab/>std::cout &lt;&lt; "\nYou get your butt up and get moving again...\n" &lt;&lt; std::endl;</text:p>
      <text:p text:style-name="P3"><text:tab/><text:tab/>rtn = new TravelState(currentDirection, p);</text:p>
      <text:p text:style-name="P3"><text:tab/><text:tab/>break;</text:p>
      <text:p text:style-name="P3"><text:tab/> default:</text:p>
      <text:p text:style-name="P3"><text:tab/><text:tab/>std::cout &lt;&lt; "Invalid option:\n";</text:p>
      <text:p text:style-name="P3"><text:tab/><text:tab/>rtn = this;</text:p>
      <text:p text:style-name="P3"><text:tab/><text:tab/>break;</text:p>
      <text:p text:style-name="P3"><text:tab/>};</text:p>
      <text:p text:style-name="P3"><text:tab/></text:p>
      <text:p text:style-name="P3"><text:tab/>return rtn;</text:p>
      <text:p text:style-name="P3">}</text:p>
      <text:p text:style-name="P2">combatstate.h:</text:p>
      <text:p text:style-name="P3">#ifndef _COMBATSTATE_H_</text:p>
      <text:p text:style-name="P3">#define _COMBATSTATE_H_</text:p>
      <text:p text:style-name="P3">#include &lt;iostream&gt;</text:p>
      <text:p text:style-name="P3">#include &lt;stdio.h&gt;</text:p>
      <text:p text:style-name="P3">#include &lt;stdlib.h&gt;</text:p>
      <text:p text:style-name="P3">#include "gamestate.h"</text:p>
      <text:p text:style-name="P3">#include "travelstate.h"</text:p>
      <text:p text:style-name="P3">#include "player.h"</text:p>
      <text:p text:style-name="P3">#include "monster.h"</text:p>
      <text:p text:style-name="P3"/>
      <text:p text:style-name="P3">class CombatState : public GameState {</text:p>
      <text:p text:style-name="P3"><text:tab/>private:</text:p>
      <text:p text:style-name="P3"><text:tab/><text:tab/>std::string currentDirection;</text:p>
      <text:p text:style-name="P3"><text:tab/><text:tab/>Monster m;</text:p>
      <text:p text:style-name="P3"><text:tab/><text:tab/>Player p;</text:p>
      <text:p text:style-name="P3"/>
      <text:p text:style-name="P3"><text:tab/>enum Choices {</text:p>
      <text:p text:style-name="P3"><text:tab/><text:tab/>ATTACK_OPTION = 1,</text:p>
      <text:p text:style-name="P3"><text:tab/><text:tab/>FLEE_OPTION = 2</text:p>
      <text:p text:style-name="P3"><text:soft-page-break/><text:tab/>};</text:p>
      <text:p text:style-name="P3"/>
      <text:p text:style-name="P3"><text:tab/>public:</text:p>
      <text:p text:style-name="P3"><text:tab/><text:tab/>CombatState(std::string dir, Monster mon, Player play) {</text:p>
      <text:p text:style-name="P3"><text:tab/><text:tab/><text:tab/>currentDirection = dir;</text:p>
      <text:p text:style-name="P3"><text:tab/><text:tab/><text:tab/>m = mon;</text:p>
      <text:p text:style-name="P3"><text:tab/><text:tab/><text:tab/>p = play;</text:p>
      <text:p text:style-name="P3"><text:tab/><text:tab/><text:tab/>choices[ATTACK_OPTION] = "Attack that mofo";</text:p>
      <text:p text:style-name="P3"><text:tab/><text:tab/><text:tab/>choices[FLEE_OPTION] = "Run away panzy";</text:p>
      <text:p text:style-name="P3"><text:tab/><text:tab/>};</text:p>
      <text:p text:style-name="P3"><text:tab/><text:tab/></text:p>
      <text:p text:style-name="P3"><text:tab/><text:tab/>void printOptions() override;</text:p>
      <text:p text:style-name="P3"/>
      <text:p text:style-name="P3"><text:tab/><text:tab/>GameState* handleInput(std::string) override;</text:p>
      <text:p text:style-name="P3"/>
      <text:p text:style-name="P3">};</text:p>
      <text:p text:style-name="P3"/>
      <text:p text:style-name="P3">#endif</text:p>
      <text:p text:style-name="P2">combatstate.cpp:</text:p>
      <text:p text:style-name="P3">#include "combatstate.h"</text:p>
      <text:p text:style-name="P3"/>
      <text:p text:style-name="P3">void CombatState::printOptions() {</text:p>
      <text:p text:style-name="P3"><text:tab/>std::cout &lt;&lt; "You are fighting an enemy from the " &lt;&lt; currentDirection &lt;&lt; std::endl;</text:p>
      <text:p text:style-name="P3"><text:tab/>std::cout &lt;&lt; "Enemy: " &lt;&lt; std::endl;</text:p>
      <text:p text:style-name="P3"><text:tab/>m.printInfo();</text:p>
      <text:p text:style-name="P3"><text:tab/>std::cout &lt;&lt; "You: " &lt;&lt; std::endl;</text:p>
      <text:p text:style-name="P3"><text:tab/>p.printInfo();</text:p>
      <text:p text:style-name="P3"><text:tab/>for (auto i = choices.begin(); i != choices.end(); i++) {</text:p>
      <text:p text:style-name="P3"><text:tab/><text:tab/>std::cout &lt;&lt; i-&gt;first &lt;&lt; ". " &lt;&lt; i-&gt;second &lt;&lt; std::endl;</text:p>
      <text:p text:style-name="P3"><text:tab/>}</text:p>
      <text:p text:style-name="P3">}</text:p>
      <text:p text:style-name="P3"/>
      <text:p text:style-name="P3">GameState* CombatState::handleInput(std::string in) {</text:p>
      <text:p text:style-name="P3"><text:tab/>int choice = std::stoi(in);</text:p>
      <text:p text:style-name="P3"/>
      <text:p text:style-name="P3"><text:tab/>GameState* rtn = nullptr;</text:p>
      <text:p text:style-name="P3"/>
      <text:p text:style-name="P3"><text:tab/>switch (choice) {</text:p>
      <text:p text:style-name="P3"><text:tab/> case ATTACK_OPTION:</text:p>
      <text:p text:style-name="P3"><text:tab/><text:tab/>std::cout &lt;&lt; "\nYou attacked the enemy...\n";</text:p>
      <text:p text:style-name="P3"><text:tab/><text:tab/>m.takeDamage(p.getDamage());</text:p>
      <text:p text:style-name="P3"><text:tab/><text:tab/>if (m.getHealth() &gt; 0 ) {</text:p>
      <text:p text:style-name="P3"><text:tab/><text:tab/><text:tab/>std::cout &lt;&lt; "Counter attack!" &lt;&lt; std::endl;</text:p>
      <text:p text:style-name="P3"><text:tab/><text:tab/><text:tab/>p.takeDamage(m.getDamage());</text:p>
      <text:p text:style-name="P3"><text:tab/><text:tab/><text:tab/>if (p.getHealth() &gt; 0) {</text:p>
      <text:p text:style-name="P3"><text:tab/><text:tab/><text:tab/><text:tab/>rtn = new CombatState(currentDirection, m, p);</text:p>
      <text:p text:style-name="P3"><text:soft-page-break/><text:tab/><text:tab/><text:tab/>} else {</text:p>
      <text:p text:style-name="P3"><text:tab/><text:tab/><text:tab/><text:tab/>std::cout &lt;&lt; "NOOOOO! Your long fought journey is over! :( " &lt;&lt; std::endl;</text:p>
      <text:p text:style-name="P3"><text:tab/><text:tab/><text:tab/><text:tab/>exit(0);</text:p>
      <text:p text:style-name="P3"><text:tab/><text:tab/><text:tab/>}</text:p>
      <text:p text:style-name="P3"><text:tab/><text:tab/>} else {</text:p>
      <text:p text:style-name="P3"><text:tab/><text:tab/><text:tab/>std::cout &lt;&lt; "Nice Job! You got that SOB :)" &lt;&lt; std::endl;</text:p>
      <text:p text:style-name="P3"><text:tab/><text:tab/><text:tab/>rtn = new TravelState(currentDirection, p);</text:p>
      <text:p text:style-name="P3"><text:tab/><text:tab/>}</text:p>
      <text:p text:style-name="P3"><text:tab/><text:tab/>break;</text:p>
      <text:p text:style-name="P3"><text:tab/> case FLEE_OPTION:</text:p>
      <text:p text:style-name="P3"><text:tab/><text:tab/>std::cout &lt;&lt; "\nYou run like a wimp...\n" &lt;&lt; std::endl;</text:p>
      <text:p text:style-name="P3"><text:tab/><text:tab/>rtn = new TravelState(currentDirection, p);</text:p>
      <text:p text:style-name="P3"><text:tab/><text:tab/>break;</text:p>
      <text:p text:style-name="P3"><text:tab/> default:</text:p>
      <text:p text:style-name="P3"><text:tab/><text:tab/>std::cout &lt;&lt; "Invalid option:\n";</text:p>
      <text:p text:style-name="P3"><text:tab/><text:tab/>rtn = this;</text:p>
      <text:p text:style-name="P3"><text:tab/><text:tab/>break;</text:p>
      <text:p text:style-name="P3"><text:tab/>};</text:p>
      <text:p text:style-name="P3"><text:tab/></text:p>
      <text:p text:style-name="P3"><text:tab/>return rtn;</text:p>
      <text:p text:style-name="P3">}</text:p>
      <text:p text:style-name="P2">livingEntity.h:</text:p>
      <text:p text:style-name="P3">#ifndef _LIVINGENTITY_H_</text:p>
      <text:p text:style-name="P3">#define _LIVINGENTITY_H_</text:p>
      <text:p text:style-name="P3">#include &lt;iostream&gt;</text:p>
      <text:p text:style-name="P3">#include &lt;stdio.h&gt;</text:p>
      <text:p text:style-name="P3">#include &lt;string.h&gt;</text:p>
      <text:p text:style-name="P3"/>
      <text:p text:style-name="P3">class LivingEntity {</text:p>
      <text:p text:style-name="P3"><text:tab/>protected: </text:p>
      <text:p text:style-name="P3"><text:tab/><text:tab/>int health;</text:p>
      <text:p text:style-name="P3"><text:tab/><text:tab/>std::string type;</text:p>
      <text:p text:style-name="P3"><text:tab/><text:tab/>int attackDamage;</text:p>
      <text:p text:style-name="P3"><text:tab/>public:</text:p>
      <text:p text:style-name="P3"><text:tab/><text:tab/>virtual void printInfo() = 0;</text:p>
      <text:p text:style-name="P3"><text:tab/><text:tab/>virtual void takeDamage(int) = 0;</text:p>
      <text:p text:style-name="P3">};</text:p>
      <text:p text:style-name="P3"/>
      <text:p text:style-name="P3">#endif</text:p>
      <text:p text:style-name="P2">monster.h:</text:p>
      <text:p text:style-name="P3">#ifndef _MONSTER_H_</text:p>
      <text:p text:style-name="P3">#define _MONSTER_H_</text:p>
      <text:p text:style-name="P3">#include &lt;iostream&gt;</text:p>
      <text:p text:style-name="P3">#include "livingEntity.h"</text:p>
      <text:p text:style-name="P3">#include &lt;time.h&gt;</text:p>
      <text:p text:style-name="P3"/>
      <text:p text:style-name="P3"><text:soft-page-break/>class Monster : public LivingEntity {</text:p>
      <text:p text:style-name="P3"><text:tab/>public:</text:p>
      <text:p text:style-name="P3"><text:tab/><text:tab/>Monster();</text:p>
      <text:p text:style-name="P3"><text:tab/><text:tab/>void printInfo() override;</text:p>
      <text:p text:style-name="P3"><text:tab/><text:tab/>void takeDamage(int) override;</text:p>
      <text:p text:style-name="P3"><text:tab/><text:tab/>int getHealth() {</text:p>
      <text:p text:style-name="P3"><text:tab/><text:tab/><text:tab/>return health;</text:p>
      <text:p text:style-name="P3"><text:tab/><text:tab/>};</text:p>
      <text:p text:style-name="P3"><text:tab/><text:tab/>int getDamage() {</text:p>
      <text:p text:style-name="P3"><text:tab/><text:tab/><text:tab/>return attackDamage;</text:p>
      <text:p text:style-name="P3"><text:tab/><text:tab/>};</text:p>
      <text:p text:style-name="P3">};</text:p>
      <text:p text:style-name="P3"/>
      <text:p text:style-name="P3">#endif</text:p>
      <text:p text:style-name="P2">monster.cpp:</text:p>
      <text:p text:style-name="P3">#include "monster.h"</text:p>
      <text:p text:style-name="P3"/>
      <text:p text:style-name="P3">Monster::Monster() {</text:p>
      <text:p text:style-name="P3"><text:tab/>health = rand() % 10 + 1;</text:p>
      <text:p text:style-name="P3"><text:tab/>type = "Monster";</text:p>
      <text:p text:style-name="P3"><text:tab/>attackDamage = rand() % 3 + 1;</text:p>
      <text:p text:style-name="P3">}</text:p>
      <text:p text:style-name="P3"/>
      <text:p text:style-name="P3">void Monster::printInfo() {</text:p>
      <text:p text:style-name="P3"><text:tab/>std::cout &lt;&lt; "Type: " &lt;&lt; type &lt;&lt; std::endl;</text:p>
      <text:p text:style-name="P3"><text:tab/>std::cout &lt;&lt; "Health: " &lt;&lt; health &lt;&lt; std::endl;</text:p>
      <text:p text:style-name="P3"><text:tab/>std::cout &lt;&lt; "Attack: " &lt;&lt; attackDamage &lt;&lt; std::endl;</text:p>
      <text:p text:style-name="P3">}</text:p>
      <text:p text:style-name="P3"/>
      <text:p text:style-name="P3">void Monster::takeDamage(int inc) {</text:p>
      <text:p text:style-name="P3"><text:tab/>health -= inc;</text:p>
      <text:p text:style-name="P3">}</text:p>
      <text:p text:style-name="P2">player.h:</text:p>
      <text:p text:style-name="P3">#ifndef _PLAYER_H_</text:p>
      <text:p text:style-name="P3">#define _PLAYER_H_</text:p>
      <text:p text:style-name="P3">#include &lt;iostream&gt;</text:p>
      <text:p text:style-name="P3">#include "livingEntity.h"</text:p>
      <text:p text:style-name="P3"/>
      <text:p text:style-name="P3">class Player : public LivingEntity {</text:p>
      <text:p text:style-name="P3"><text:tab/>private: </text:p>
      <text:p text:style-name="P3"><text:tab/><text:tab/>int healthRegen = 1;</text:p>
      <text:p text:style-name="P3"><text:tab/>public:</text:p>
      <text:p text:style-name="P3"><text:tab/><text:tab/>Player();</text:p>
      <text:p text:style-name="P3"><text:tab/><text:tab/>void printInfo();</text:p>
      <text:p text:style-name="P3"><text:tab/><text:tab/>void takeDamage(int);</text:p>
      <text:p text:style-name="P3"><text:tab/><text:tab/>void heal() {</text:p>
      <text:p text:style-name="P3"><text:soft-page-break/><text:tab/><text:tab/><text:tab/>health += healthRegen;</text:p>
      <text:p text:style-name="P3"><text:tab/><text:tab/>};</text:p>
      <text:p text:style-name="P3"><text:tab/><text:tab/>int getHealth() {</text:p>
      <text:p text:style-name="P3"><text:tab/><text:tab/><text:tab/>return health;</text:p>
      <text:p text:style-name="P3"><text:tab/><text:tab/>};</text:p>
      <text:p text:style-name="P3"><text:tab/><text:tab/>int getDamage() {</text:p>
      <text:p text:style-name="P3"><text:tab/><text:tab/><text:tab/>return attackDamage;</text:p>
      <text:p text:style-name="P3"><text:tab/><text:tab/>};</text:p>
      <text:p text:style-name="P3">};</text:p>
      <text:p text:style-name="P3"/>
      <text:p text:style-name="P3">#endif</text:p>
      <text:p text:style-name="P2">player.cpp:</text:p>
      <text:p text:style-name="P5">#include "player.h"</text:p>
      <text:p text:style-name="P5"/>
      <text:p text:style-name="P5">Player::Player() {</text:p>
      <text:p text:style-name="P5"><text:tab/>health = 10;</text:p>
      <text:p text:style-name="P5"><text:tab/>type = "Human";</text:p>
      <text:p text:style-name="P5"><text:tab/>attackDamage = 2;</text:p>
      <text:p text:style-name="P5">}</text:p>
      <text:p text:style-name="P5"/>
      <text:p text:style-name="P5">void Player::printInfo() {</text:p>
      <text:p text:style-name="P5"><text:tab/>std::cout &lt;&lt; "Your Health: " &lt;&lt; health &lt;&lt; std::endl;</text:p>
      <text:p text:style-name="P5"><text:tab/>std::cout &lt;&lt; "Type: " &lt;&lt; type &lt;&lt; std::endl;</text:p>
      <text:p text:style-name="P5"><text:tab/>std::cout &lt;&lt; "Your damage: " &lt;&lt; attackDamage &lt;&lt; std::endl;</text:p>
      <text:p text:style-name="P5">}</text:p>
      <text:p text:style-name="P5"/>
      <text:p text:style-name="P5">void Player::takeDamage(int inc) {</text:p>
      <text:p text:style-name="P5"><text:tab/>health -= inc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officeooo:rsid="00081bbd" officeooo:paragraph-rsid="00081bbd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Ryan Rosiak<text:tab/>Lab-11 Write Up<text:tab/>11/29/19</text:p>
        <text:p text:style-name="MP1">COSC 220-001<text:tab/></text:p>
        <text:p text:style-name="MP1">Anderson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14:13.791650570</meta:creation-date>
    <dc:date>2019-11-29T15:32:59.388190041</dc:date>
    <meta:editing-duration>PT18M4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4" meta:paragraph-count="971" meta:word-count="3165" meta:character-count="19176" meta:non-whitespace-character-count="15981"/>
  </office:meta>
</office:document-meta>
</file>